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D0000000B67F36BAA979042E90.png" manifest:media-type="image/png"/>
  <manifest:file-entry manifest:full-path="Pictures/1000000100000272000000B867D54A097A6D3CD8.png" manifest:media-type="image/png"/>
  <manifest:file-entry manifest:full-path="Pictures/10000001000002B6000000A16ACDB8381A3053E9.png" manifest:media-type="image/png"/>
  <manifest:file-entry manifest:full-path="Pictures/10000001000002AD000000A192C2872D286902AB.png" manifest:media-type="image/png"/>
  <manifest:file-entry manifest:full-path="Pictures/10000001000001DD000000B6A9FEB24ECD2917CF.png" manifest:media-type="image/png"/>
  <manifest:file-entry manifest:full-path="Pictures/10000001000002C8000000A1FEC27D660FE0C18C.png" manifest:media-type="image/png"/>
  <manifest:file-entry manifest:full-path="Pictures/10000001000001E600000095BF51A94A6CAF90DC.png" manifest:media-type="image/png"/>
  <manifest:file-entry manifest:full-path="Pictures/10000001000002AF000000A1E2003CD2A67990F0.png" manifest:media-type="image/png"/>
  <manifest:file-entry manifest:full-path="Pictures/100000010000035E000001D05F75FF1F52B05BB1.png" manifest:media-type="image/png"/>
  <manifest:file-entry manifest:full-path="Pictures/1000000100000273000000C5A6D20664829EA82A.png" manifest:media-type="image/png"/>
  <manifest:file-entry manifest:full-path="Pictures/10000001000002A1000000A1AEBCC626D817C63F.png" manifest:media-type="image/png"/>
  <manifest:file-entry manifest:full-path="Pictures/100000010000024B000000C0760C593514B3D262.png" manifest:media-type="image/png"/>
  <manifest:file-entry manifest:full-path="Pictures/100000010000019C000000918F9C6BC31062EE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4.2917in" svg:height="1.5102in" draw:z-index="0"><draw:image xlink:href="Pictures/100000010000019C000000918F9C6BC31062EE16.png" xlink:type="simple" xlink:show="embed" xlink:actuate="onLoad" draw:mime-type="image/png"/></draw:frame><text:line-break/><text:line-break/><text:line-break/><text:line-break/><text:line-break/><text:line-break/><text:line-break/><text:line-break/><text:line-break/><draw:frame draw:style-name="fr1" draw:name="Image2" text:anchor-type="char" svg:x="0.3272in" svg:y="1.7319in" svg:width="6.5311in" svg:height="2.052in" draw:z-index="1"><draw:image xlink:href="Pictures/1000000100000273000000C5A6D20664829EA82A.png" xlink:type="simple" xlink:show="embed" xlink:actuate="onLoad" draw:mime-type="image/png"/></draw:frame><text:line-break/><draw:frame draw:style-name="fr1" draw:name="Image3" text:anchor-type="char" svg:x="0.4181in" svg:y="3.9528in" svg:width="6.1146in" svg:height="2in" draw:z-index="2"><draw:image xlink:href="Pictures/100000010000024B000000C0760C593514B3D262.png" xlink:type="simple" xlink:show="embed" xlink:actuate="onLoad" draw:mime-type="image/png"/></draw:frame><text:line-break/><draw:frame draw:style-name="fr1" draw:name="Image4" text:anchor-type="char" svg:x="0in" svg:y="6.3146in" svg:width="6.9252in" svg:height="1.622in" draw:z-index="3"><draw:image xlink:href="Pictures/10000001000002AF000000A1E2003CD2A67990F0.png" xlink:type="simple" xlink:show="embed" xlink:actuate="onLoad" draw:mime-type="image/png"/></draw:frame><text:line-break/><text:line-break/><text:line-break/><text:line-break/></text:p>
      <text:p text:style-name="Standard"/>
      <text:p text:style-name="Standard"><draw:frame draw:style-name="fr3" draw:name="Image5" text:anchor-type="char" svg:width="6.9252in" svg:height="1.5654in" draw:z-index="4"><draw:image xlink:href="Pictures/10000001000002C8000000A1FEC27D660FE0C18C.png" xlink:type="simple" xlink:show="embed" xlink:actuate="onLoad" draw:mime-type="image/png"/></draw:frame><text:soft-page-break/><text:line-break/><draw:frame draw:style-name="fr1" draw:name="Image6" text:anchor-type="char" svg:x="0.078in" svg:y="2.122in" svg:width="6.9252in" svg:height="1.6272in" draw:z-index="5"><draw:image xlink:href="Pictures/10000001000002AD000000A192C2872D286902AB.png" xlink:type="simple" xlink:show="embed" xlink:actuate="onLoad" draw:mime-type="image/png"/></draw:frame><text:line-break/><draw:frame draw:style-name="fr1" draw:name="Image7" text:anchor-type="char" svg:x="0.078in" svg:y="3.9583in" svg:width="6.9252in" svg:height="1.6063in" draw:z-index="6"><draw:image xlink:href="Pictures/10000001000002B6000000A16ACDB8381A3053E9.png" xlink:type="simple" xlink:show="embed" xlink:actuate="onLoad" draw:mime-type="image/png"/></draw:frame><text:line-break/><draw:frame draw:style-name="fr1" draw:name="Image8" text:anchor-type="char" svg:x="0.1307in" svg:y="5.811in" svg:width="6.9252in" svg:height="1.6563in" draw:z-index="7"><draw:image xlink:href="Pictures/10000001000002A1000000A1AEBCC626D817C63F.png" xlink:type="simple" xlink:show="embed" xlink:actuate="onLoad" draw:mime-type="image/png"/></draw:frame><text:line-break/><text:line-break/><text:line-break/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9" text:anchor-type="char" svg:width="6.5209in" svg:height="1.9165in" draw:z-index="8"><draw:image xlink:href="Pictures/1000000100000272000000B867D54A097A6D3CD8.png" xlink:type="simple" xlink:show="embed" xlink:actuate="onLoad" draw:mime-type="image/png"/></draw:frame><draw:frame draw:style-name="fr1" draw:name="Image10" text:anchor-type="char" svg:x="0in" svg:y="2.4346in" svg:width="6.9252in" svg:height="3.7272in" draw:z-index="9"><draw:image xlink:href="Pictures/100000010000035E000001D05F75FF1F52B05BB1.png" xlink:type="simple" xlink:show="embed" xlink:actuate="onLoad" draw:mime-type="image/png"/></draw:frame><draw:frame draw:style-name="fr1" draw:name="Image11" text:anchor-type="char" svg:x="1.098in" svg:y="6.7189in" svg:width="4.8335in" svg:height="1.8957in" draw:z-index="10"><draw:image xlink:href="Pictures/10000001000001D0000000B67F36BAA979042E90.png" xlink:type="simple" xlink:show="embed" xlink:actuate="onLoad" draw:mime-type="image/png"/></draw:frame><text:soft-page-break/><text:line-break/><text:line-break/><text:line-break/><text:line-break/><text:line-break/><text:line-break/><text:line-break/><text:line-break/><text:line-break/><text:line-break/><text:line-break/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2" text:anchor-type="char" svg:width="4.9689in" svg:height="1.8957in" draw:z-index="11"><draw:image xlink:href="Pictures/10000001000001DD000000B6A9FEB24ECD2917CF.png" xlink:type="simple" xlink:show="embed" xlink:actuate="onLoad" draw:mime-type="image/png"/></draw:frame><draw:frame draw:style-name="fr1" draw:name="Image13" text:anchor-type="char" svg:x="0.8402in" svg:y="2.2138in" svg:width="5.0626in" svg:height="1.552in" draw:z-index="12"><draw:image xlink:href="Pictures/10000001000001E600000095BF51A94A6CAF90D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20:46:43.106861583</meta:creation-date>
    <dc:date>2024-01-10T20:55:59.567665383</dc:date>
    <meta:editing-duration>PT9M24S</meta:editing-duration>
    <meta:editing-cycles>1</meta:editing-cycles>
    <meta:document-statistic meta:table-count="0" meta:image-count="13" meta:object-count="0" meta:page-count="4" meta:paragraph-count="3" meta:word-count="0" meta:character-count="34" meta:non-whitespace-character-count="0"/>
    <meta:generator>LibreOffice/7.5.9.2$Linux_X86_64 LibreOffice_project/50$Build-2</meta:generator>
  </office:meta>
</office:document-meta>
</file>